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14a7b" officeooo:paragraph-rsid="00114a7b"/>
    </style:style>
    <style:style style:name="P2" style:family="paragraph" style:parent-style-name="Standard">
      <style:text-properties officeooo:rsid="0012ecc3" officeooo:paragraph-rsid="0012ecc3"/>
    </style:style>
    <style:style style:name="T1" style:family="text">
      <style:text-properties officeooo:rsid="0014ce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B_Gateway-11-26-2025</text:p>
      <text:p text:style-name="Standard"/>
      <text:p text:style-name="P1">FIX engine: Financial information exchange protocol, enabling high-speed, electronic communications, and trading in financial markets. It handles the technical details of establishing connections, managing sessions, passing messages, and ensuring reliable data transfer between trading partners like a side firm and an exchange. It is a crucial piece of a trading software system that translate trading orders and other information into the standardized, FIX format for seamless automated exchange.</text:p>
      <text:p text:style-name="P1"/>
      <text:p text:style-name="P1">Connection and session management. The engine establishes and maintains a network connection with another FIX engine handling the initial session, handshake and managing the ongoing communication strea.</text:p>
      <text:p text:style-name="P1"><text:line-break/>Message Parsing. The codes incoming FIX messages which are structured as key value pairs, into a format that the application can understand, such as a new order.</text:p>
      <text:p text:style-name="P1"/>
      <text:p text:style-name="P1">Session recovery. Managers session state, sequence numbers, and can handle message. Resend requests to recover from temporary network outages.</text:p>
      <text:p text:style-name="P1"/>
      <text:p text:style-name="P1">Compliance and standardization. By enforcing the FIX protocol, it ensures that messages are standardized, auditable, and compliant with financial industry regulations.</text:p>
      <text:p text:style-name="P1"/>
      <text:p text:style-name="P1">Used for:</text:p>
      <text:p text:style-name="P1">Buy side order routing </text:p>
      <text:p text:style-name="P1">Sell side, client connectivity </text:p>
      <text:p text:style-name="P1">Market access; linking to exchanges ECNs (electronic communication networks) and multilateral trading facilities. </text:p>
      <text:p text:style-name="P1">Post trade processing; handling trade confirmations, reporting, clearing and settlement.</text:p>
      <text:p text:style-name="P1"/>
      <text:p text:style-name="P1"/>
      <text:p text:style-name="P2">CTCI: Computer To Computer Interface</text:p>
      <text:p text:style-name="P2"/>
      <text:p text:style-name="P2">Separate accounts are required for fix order routing and API market data requests and the IBA gateway login box for flights 2 separate login area<text:span text:style-name="T1">a.</text:span></text:p>
      <text:p text:style-name="P2"/>
      <text:p text:style-name="P2"/>
      <text:p text:style-name="P1"><text:lin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7T16:07:14.295890201</meta:creation-date>
    <dc:date>2025-11-27T16:21:05.120974939</dc:date>
    <meta:editing-duration>PT13M49S</meta:editing-duration>
    <meta:editing-cycles>3</meta:editing-cycles>
    <meta:generator>LibreOffice/7.6.7.2$MacOSX_AARCH64 LibreOffice_project/dd47e4b30cb7dab30588d6c79c651f218165e3c5</meta:generator>
    <meta:document-statistic meta:table-count="0" meta:image-count="0" meta:object-count="0" meta:page-count="1" meta:paragraph-count="14" meta:word-count="226" meta:character-count="1641" meta:non-whitespace-character-count="1423"/>
  </office:meta>
</office:document-meta>
</file>